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" table:style-name="ta1">
        <table:table-column table:style-name="co1" table:default-cell-style-name="Default"/>
        <table:table-column table:style-name="co2" table:number-columns-repeated="15" table:default-cell-style-name="Default"/>
        <table:table-column table:style-name="co2" table:number-columns-repeated="13" table:default-cell-style-name="ce2"/>
        <table:table-column table:style-name="co2" table:number-columns-repeated="13" table:default-cell-style-name="Default"/>
        <table:table-column table:style-name="co2" table:number-columns-repeated="13" table:default-cell-style-name="ce2"/>
        <table:table-column table:style-name="co2" table:number-columns-repeated="969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table:number-columns-repeated="41"/>
          <table:table-cell table:style-name="ce3"/>
          <table:table-cell table:style-name="Default" table:number-columns-repeated="12"/>
          <table:table-cell table:number-columns-repeated="969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table:number-columns-repeated="2"/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grubhub-15-1.tsp </text:p>
          </table:table-cell>
          <table:table-cell office:value-type="float" office:value="5.41252" calcext:value-type="float">
            <text:p>5.41252</text:p>
          </table:table-cell>
          <table:table-cell office:value-type="float" office:value="0.573496" calcext:value-type="float">
            <text:p>0.573496</text:p>
          </table:table-cell>
          <table:table-cell office:value-type="float" office:value="0.244228" calcext:value-type="float">
            <text:p>0.244228</text:p>
          </table:table-cell>
          <table:table-cell office:value-type="float" office:value="3.72878" calcext:value-type="float">
            <text:p>3.72878</text:p>
          </table:table-cell>
          <table:table-cell table:number-columns-repeated="2" table:style-name="ce1" office:value-type="string" calcext:value-type="string">
            <text:p>6.93547e-310</text:p>
          </table:table-cell>
          <table:table-cell office:value-type="float" office:value="9.95902" calcext:value-type="float">
            <text:p>9.95902</text:p>
          </table:table-cell>
          <table:table-cell office:value-type="float" office:value="54.3479" calcext:value-type="float">
            <text:p>54.3479</text:p>
          </table:table-cell>
          <table:table-cell office:value-type="float" office:value="5.75856" calcext:value-type="float">
            <text:p>5.75856</text:p>
          </table:table-cell>
          <table:table-cell office:value-type="float" office:value="2.45232" calcext:value-type="float">
            <text:p>2.45232</text:p>
          </table:table-cell>
          <table:table-cell office:value-type="float" office:value="37.4412" calcext:value-type="float">
            <text:p>37.4412</text:p>
          </table:table-cell>
          <table:table-cell table:number-columns-repeated="2" table:style-name="ce1" office:value-type="string" calcext:value-type="string">
            <text:p>6.964e-309</text:p>
          </table:table-cell>
          <table:table-cell table:number-columns-repeated="2"/>
          <table:table-cell table:formula="of:=[.B3]" office:value-type="float" office:value="5.41252" calcext:value-type="float">
            <text:p>5.41252</text:p>
          </table:table-cell>
          <table:table-cell table:formula="of:=[.C3]" office:value-type="float" office:value="0.573496" calcext:value-type="float">
            <text:p>0.573496</text:p>
          </table:table-cell>
          <table:table-cell table:formula="of:=[.D3]" office:value-type="float" office:value="0.244228" calcext:value-type="float">
            <text:p>0.244228</text:p>
          </table:table-cell>
          <table:table-cell table:formula="of:=[.E3]" office:value-type="float" office:value="3.72878" calcext:value-type="float">
            <text:p>3.72878</text:p>
          </table:table-cell>
          <table:table-cell table:formula="of:=[.F3]" office:value-type="string" office:string-value="6.93547e-310" calcext:value-type="string">
            <text:p>6.93547e-310</text:p>
          </table:table-cell>
          <table:table-cell table:formula="of:=[.G3]" office:value-type="string" office:string-value="6.93547e-310" calcext:value-type="string">
            <text:p>6.93547e-310</text:p>
          </table:table-cell>
          <table:table-cell table:formula="of:=[.H3]" office:value-type="float" office:value="9.95902" calcext:value-type="float">
            <text:p>9.95902</text:p>
          </table:table-cell>
          <table:table-cell table:formula="of:=[.I3]" office:value-type="float" office:value="54.3479" calcext:value-type="float">
            <text:p>54.3479</text:p>
          </table:table-cell>
          <table:table-cell table:formula="of:=[.J3]" office:value-type="float" office:value="5.75856" calcext:value-type="float">
            <text:p>5.75856</text:p>
          </table:table-cell>
          <table:table-cell table:formula="of:=[.K3]" office:value-type="float" office:value="2.45232" calcext:value-type="float">
            <text:p>2.45232</text:p>
          </table:table-cell>
          <table:table-cell table:formula="of:=[.L3]" office:value-type="float" office:value="37.4412" calcext:value-type="float">
            <text:p>37.4412</text:p>
          </table:table-cell>
          <table:table-cell table:formula="of:=[.M3]" office:value-type="string" office:string-value="6.964e-309" calcext:value-type="string">
            <text:p>6.964e-309</text:p>
          </table:table-cell>
          <table:table-cell table:formula="of:=[.N3]" office:value-type="string" office:string-value="6.964e-309" calcext:value-type="string">
            <text:p>6.964e-309</text:p>
          </table:table-cell>
          <table:table-cell table:formula="of:=[.B6]" office:value-type="float" office:value="3.66098" calcext:value-type="float">
            <text:p>3.66098</text:p>
          </table:table-cell>
          <table:table-cell table:formula="of:=[.C6]" office:value-type="float" office:value="1.95756" calcext:value-type="float">
            <text:p>1.95756</text:p>
          </table:table-cell>
          <table:table-cell table:formula="of:=[.D6]" office:value-type="float" office:value="1.2839" calcext:value-type="float">
            <text:p>1.2839</text:p>
          </table:table-cell>
          <table:table-cell table:formula="of:=[.E6]" office:value-type="float" office:value="2.88585" calcext:value-type="float">
            <text:p>2.88585</text:p>
          </table:table-cell>
          <table:table-cell table:formula="of:=[.F6]" office:value-type="float" office:value="22.6866" calcext:value-type="float">
            <text:p>22.6866</text:p>
          </table:table-cell>
          <table:table-cell table:formula="of:=[.G6]" office:value-type="float" office:value="0.884878" calcext:value-type="float">
            <text:p>0.884878</text:p>
          </table:table-cell>
          <table:table-cell table:formula="of:=[.H6]" office:value-type="float" office:value="33.3598" calcext:value-type="float">
            <text:p>33.3598</text:p>
          </table:table-cell>
          <table:table-cell table:formula="of:=[.I6]" office:value-type="float" office:value="10.9742" calcext:value-type="float">
            <text:p>10.9742</text:p>
          </table:table-cell>
          <table:table-cell table:formula="of:=[.J6]" office:value-type="float" office:value="5.86803" calcext:value-type="float">
            <text:p>5.86803</text:p>
          </table:table-cell>
          <table:table-cell table:formula="of:=[.K6]" office:value-type="float" office:value="3.84866" calcext:value-type="float">
            <text:p>3.84866</text:p>
          </table:table-cell>
          <table:table-cell table:formula="of:=[.L6]" office:value-type="float" office:value="8.6507" calcext:value-type="float">
            <text:p>8.6507</text:p>
          </table:table-cell>
          <table:table-cell table:formula="of:=[.M6]" office:value-type="float" office:value="68.0058" calcext:value-type="float">
            <text:p>68.0058</text:p>
          </table:table-cell>
          <table:table-cell table:formula="of:=[.N6]" office:value-type="float" office:value="2.65253" calcext:value-type="float">
            <text:p>2.65253</text:p>
          </table:table-cell>
          <table:table-cell table:formula="of:=[.B9]" office:value-type="float" office:value="2.9452" calcext:value-type="float">
            <text:p>2.9452</text:p>
          </table:table-cell>
          <table:table-cell table:formula="of:=[.C9]" office:value-type="float" office:value="2.29935" calcext:value-type="float">
            <text:p>2.29935</text:p>
          </table:table-cell>
          <table:table-cell table:formula="of:=[.D9]" office:value-type="float" office:value="1.52813" calcext:value-type="float">
            <text:p>1.52813</text:p>
          </table:table-cell>
          <table:table-cell table:formula="of:=[.E9]" office:value-type="float" office:value="2.50927" calcext:value-type="float">
            <text:p>2.50927</text:p>
          </table:table-cell>
          <table:table-cell table:formula="of:=[.F9]" office:value-type="float" office:value="17.7532" calcext:value-type="float">
            <text:p>17.7532</text:p>
          </table:table-cell>
          <table:table-cell table:formula="of:=[.G9]" office:value-type="float" office:value="4.01683" calcext:value-type="float">
            <text:p>4.01683</text:p>
          </table:table-cell>
          <table:table-cell table:formula="of:=[.H9]" office:value-type="float" office:value="31.052" calcext:value-type="float">
            <text:p>31.052</text:p>
          </table:table-cell>
          <table:table-cell table:formula="of:=[.I9]" office:value-type="float" office:value="9.48476" calcext:value-type="float">
            <text:p>9.48476</text:p>
          </table:table-cell>
          <table:table-cell table:formula="of:=[.J9]" office:value-type="float" office:value="7.40485" calcext:value-type="float">
            <text:p>7.40485</text:p>
          </table:table-cell>
          <table:table-cell table:formula="of:=[.K9]" office:value-type="float" office:value="4.9212" calcext:value-type="float">
            <text:p>4.9212</text:p>
          </table:table-cell>
          <table:table-cell table:formula="of:=[.L9]" office:value-type="float" office:value="8.08087" calcext:value-type="float">
            <text:p>8.08087</text:p>
          </table:table-cell>
          <table:table-cell table:formula="of:=[.M9]" office:value-type="float" office:value="57.1725" calcext:value-type="float">
            <text:p>57.1725</text:p>
          </table:table-cell>
          <table:table-cell table:formula="of:=[.N9]" office:value-type="float" office:value="12.9358" calcext:value-type="float">
            <text:p>12.9358</text:p>
          </table:table-cell>
          <table:table-cell table:formula="of:=[.B12]" office:value-type="float" office:value="1.72764" calcext:value-type="float">
            <text:p>1.72764</text:p>
          </table:table-cell>
          <table:table-cell table:formula="of:=[.C12]" office:value-type="float" office:value="2.77528" calcext:value-type="float">
            <text:p>2.77528</text:p>
          </table:table-cell>
          <table:table-cell table:formula="of:=[.D12]" office:value-type="float" office:value="1.7465" calcext:value-type="float">
            <text:p>1.7465</text:p>
          </table:table-cell>
          <table:table-cell table:formula="of:=[.E12]" office:value-type="float" office:value="1.98098" calcext:value-type="float">
            <text:p>1.98098</text:p>
          </table:table-cell>
          <table:table-cell table:formula="of:=[.F12]" office:value-type="float" office:value="12.9867" calcext:value-type="float">
            <text:p>12.9867</text:p>
          </table:table-cell>
          <table:table-cell table:formula="of:=[.G12]" office:value-type="float" office:value="0.661057" calcext:value-type="float">
            <text:p>0.661057</text:p>
          </table:table-cell>
          <table:table-cell table:formula="of:=[.H12]" office:value-type="float" office:value="21.8781" calcext:value-type="float">
            <text:p>21.8781</text:p>
          </table:table-cell>
          <table:table-cell table:formula="of:=[.I12]" office:value-type="float" office:value="7.89666" calcext:value-type="float">
            <text:p>7.89666</text:p>
          </table:table-cell>
          <table:table-cell table:formula="of:=[.J12]" office:value-type="float" office:value="12.6852" calcext:value-type="float">
            <text:p>12.6852</text:p>
          </table:table-cell>
          <table:table-cell table:formula="of:=[.K12]" office:value-type="float" office:value="7.98288" calcext:value-type="float">
            <text:p>7.98288</text:p>
          </table:table-cell>
          <table:table-cell table:formula="of:=[.L12]" office:value-type="float" office:value="9.05459" calcext:value-type="float">
            <text:p>9.05459</text:p>
          </table:table-cell>
          <table:table-cell table:formula="of:=[.M12]" office:value-type="float" office:value="59.3591" calcext:value-type="float">
            <text:p>59.3591</text:p>
          </table:table-cell>
          <table:table-cell table:formula="of:=[.N12]" office:value-type="float" office:value="3.02154" calcext:value-type="float">
            <text:p>3.02154</text:p>
          </table:table-cell>
          <table:table-cell table:number-columns-repeated="9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ubhub-15-1.tsp </text:p>
          </table:table-cell>
          <table:table-cell office:value-type="float" office:value="3.66098" calcext:value-type="float">
            <text:p>3.66098</text:p>
          </table:table-cell>
          <table:table-cell office:value-type="float" office:value="1.95756" calcext:value-type="float">
            <text:p>1.95756</text:p>
          </table:table-cell>
          <table:table-cell office:value-type="float" office:value="1.2839" calcext:value-type="float">
            <text:p>1.2839</text:p>
          </table:table-cell>
          <table:table-cell office:value-type="float" office:value="2.88585" calcext:value-type="float">
            <text:p>2.88585</text:p>
          </table:table-cell>
          <table:table-cell office:value-type="float" office:value="22.6866" calcext:value-type="float">
            <text:p>22.6866</text:p>
          </table:table-cell>
          <table:table-cell office:value-type="float" office:value="0.884878" calcext:value-type="float">
            <text:p>0.884878</text:p>
          </table:table-cell>
          <table:table-cell office:value-type="float" office:value="33.3598" calcext:value-type="float">
            <text:p>33.3598</text:p>
          </table:table-cell>
          <table:table-cell office:value-type="float" office:value="10.9742" calcext:value-type="float">
            <text:p>10.9742</text:p>
          </table:table-cell>
          <table:table-cell office:value-type="float" office:value="5.86803" calcext:value-type="float">
            <text:p>5.86803</text:p>
          </table:table-cell>
          <table:table-cell office:value-type="float" office:value="3.84866" calcext:value-type="float">
            <text:p>3.84866</text:p>
          </table:table-cell>
          <table:table-cell office:value-type="float" office:value="8.6507" calcext:value-type="float">
            <text:p>8.6507</text:p>
          </table:table-cell>
          <table:table-cell office:value-type="float" office:value="68.0058" calcext:value-type="float">
            <text:p>68.0058</text:p>
          </table:table-cell>
          <table:table-cell office:value-type="float" office:value="2.65253" calcext:value-type="float">
            <text:p>2.65253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ubhub-15-1.tsp </text:p>
          </table:table-cell>
          <table:table-cell office:value-type="float" office:value="2.9452" calcext:value-type="float">
            <text:p>2.9452</text:p>
          </table:table-cell>
          <table:table-cell office:value-type="float" office:value="2.29935" calcext:value-type="float">
            <text:p>2.29935</text:p>
          </table:table-cell>
          <table:table-cell office:value-type="float" office:value="1.52813" calcext:value-type="float">
            <text:p>1.52813</text:p>
          </table:table-cell>
          <table:table-cell office:value-type="float" office:value="2.50927" calcext:value-type="float">
            <text:p>2.50927</text:p>
          </table:table-cell>
          <table:table-cell office:value-type="float" office:value="17.7532" calcext:value-type="float">
            <text:p>17.7532</text:p>
          </table:table-cell>
          <table:table-cell office:value-type="float" office:value="4.01683" calcext:value-type="float">
            <text:p>4.01683</text:p>
          </table:table-cell>
          <table:table-cell office:value-type="float" office:value="31.052" calcext:value-type="float">
            <text:p>31.052</text:p>
          </table:table-cell>
          <table:table-cell office:value-type="float" office:value="9.48476" calcext:value-type="float">
            <text:p>9.48476</text:p>
          </table:table-cell>
          <table:table-cell office:value-type="float" office:value="7.40485" calcext:value-type="float">
            <text:p>7.40485</text:p>
          </table:table-cell>
          <table:table-cell office:value-type="float" office:value="4.9212" calcext:value-type="float">
            <text:p>4.9212</text:p>
          </table:table-cell>
          <table:table-cell office:value-type="float" office:value="8.08087" calcext:value-type="float">
            <text:p>8.08087</text:p>
          </table:table-cell>
          <table:table-cell office:value-type="float" office:value="57.1725" calcext:value-type="float">
            <text:p>57.1725</text:p>
          </table:table-cell>
          <table:table-cell office:value-type="float" office:value="12.9358" calcext:value-type="float">
            <text:p>12.9358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ubhub-15-1.tsp </text:p>
          </table:table-cell>
          <table:table-cell office:value-type="float" office:value="1.72764" calcext:value-type="float">
            <text:p>1.72764</text:p>
          </table:table-cell>
          <table:table-cell office:value-type="float" office:value="2.77528" calcext:value-type="float">
            <text:p>2.77528</text:p>
          </table:table-cell>
          <table:table-cell office:value-type="float" office:value="1.7465" calcext:value-type="float">
            <text:p>1.7465</text:p>
          </table:table-cell>
          <table:table-cell office:value-type="float" office:value="1.98098" calcext:value-type="float">
            <text:p>1.98098</text:p>
          </table:table-cell>
          <table:table-cell office:value-type="float" office:value="12.9867" calcext:value-type="float">
            <text:p>12.9867</text:p>
          </table:table-cell>
          <table:table-cell office:value-type="float" office:value="0.661057" calcext:value-type="float">
            <text:p>0.661057</text:p>
          </table:table-cell>
          <table:table-cell office:value-type="float" office:value="21.8781" calcext:value-type="float">
            <text:p>21.8781</text:p>
          </table:table-cell>
          <table:table-cell office:value-type="float" office:value="7.89666" calcext:value-type="float">
            <text:p>7.89666</text:p>
          </table:table-cell>
          <table:table-cell office:value-type="float" office:value="12.6852" calcext:value-type="float">
            <text:p>12.6852</text:p>
          </table:table-cell>
          <table:table-cell office:value-type="float" office:value="7.98288" calcext:value-type="float">
            <text:p>7.98288</text:p>
          </table:table-cell>
          <table:table-cell office:value-type="float" office:value="9.05459" calcext:value-type="float">
            <text:p>9.05459</text:p>
          </table:table-cell>
          <table:table-cell office:value-type="float" office:value="59.3591" calcext:value-type="float">
            <text:p>59.3591</text:p>
          </table:table-cell>
          <table:table-cell office:value-type="float" office:value="3.02154" calcext:value-type="float">
            <text:p>3.02154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ubhub-15-1.tsp </text:p>
          </table:table-cell>
          <table:table-cell office:value-type="float" office:value="5.41252" calcext:value-type="float">
            <text:p>5.41252</text:p>
          </table:table-cell>
          <table:table-cell office:value-type="float" office:value="0.573496" calcext:value-type="float">
            <text:p>0.573496</text:p>
          </table:table-cell>
          <table:table-cell office:value-type="float" office:value="0.244228" calcext:value-type="float">
            <text:p>0.244228</text:p>
          </table:table-cell>
          <table:table-cell office:value-type="float" office:value="3.72878" calcext:value-type="float">
            <text:p>3.72878</text:p>
          </table:table-cell>
          <table:table-cell office:value-type="float" office:value="15.334" calcext:value-type="float">
            <text:p>15.334</text:p>
          </table:table-cell>
          <table:table-cell office:value-type="float" office:value="6.58382" calcext:value-type="float">
            <text:p>6.58382</text:p>
          </table:table-cell>
          <table:table-cell office:value-type="float" office:value="31.8768" calcext:value-type="float">
            <text:p>31.8768</text:p>
          </table:table-cell>
          <table:table-cell office:value-type="float" office:value="16.9795" calcext:value-type="float">
            <text:p>16.9795</text:p>
          </table:table-cell>
          <table:table-cell office:value-type="float" office:value="1.7991" calcext:value-type="float">
            <text:p>1.7991</text:p>
          </table:table-cell>
          <table:table-cell office:value-type="float" office:value="0.76616" calcext:value-type="float">
            <text:p>0.76616</text:p>
          </table:table-cell>
          <table:table-cell office:value-type="float" office:value="11.6975" calcext:value-type="float">
            <text:p>11.6975</text:p>
          </table:table-cell>
          <table:table-cell office:value-type="float" office:value="48.1039" calcext:value-type="float">
            <text:p>48.1039</text:p>
          </table:table-cell>
          <table:table-cell office:value-type="float" office:value="20.6539" calcext:value-type="float">
            <text:p>20.6539</text:p>
          </table:table-cell>
          <table:table-cell table:number-columns-repeated="2"/>
          <table:table-cell table:formula="of:=[.B15]" office:value-type="float" office:value="5.41252" calcext:value-type="float">
            <text:p>5.41252</text:p>
          </table:table-cell>
          <table:table-cell table:formula="of:=[.C15]" office:value-type="float" office:value="0.573496" calcext:value-type="float">
            <text:p>0.573496</text:p>
          </table:table-cell>
          <table:table-cell table:formula="of:=[.D15]" office:value-type="float" office:value="0.244228" calcext:value-type="float">
            <text:p>0.244228</text:p>
          </table:table-cell>
          <table:table-cell table:formula="of:=[.E15]" office:value-type="float" office:value="3.72878" calcext:value-type="float">
            <text:p>3.72878</text:p>
          </table:table-cell>
          <table:table-cell table:formula="of:=[.F15]" office:value-type="float" office:value="15.334" calcext:value-type="float">
            <text:p>15.334</text:p>
          </table:table-cell>
          <table:table-cell table:formula="of:=[.G15]" office:value-type="float" office:value="6.58382" calcext:value-type="float">
            <text:p>6.58382</text:p>
          </table:table-cell>
          <table:table-cell table:formula="of:=[.H15]" office:value-type="float" office:value="31.8768" calcext:value-type="float">
            <text:p>31.8768</text:p>
          </table:table-cell>
          <table:table-cell table:formula="of:=[.I15]" office:value-type="float" office:value="16.9795" calcext:value-type="float">
            <text:p>16.9795</text:p>
          </table:table-cell>
          <table:table-cell table:formula="of:=[.J15]" office:value-type="float" office:value="1.7991" calcext:value-type="float">
            <text:p>1.7991</text:p>
          </table:table-cell>
          <table:table-cell table:formula="of:=[.K15]" office:value-type="float" office:value="0.76616" calcext:value-type="float">
            <text:p>0.76616</text:p>
          </table:table-cell>
          <table:table-cell table:formula="of:=[.L15]" office:value-type="float" office:value="11.6975" calcext:value-type="float">
            <text:p>11.6975</text:p>
          </table:table-cell>
          <table:table-cell table:formula="of:=[.M15]" office:value-type="float" office:value="48.1039" calcext:value-type="float">
            <text:p>48.1039</text:p>
          </table:table-cell>
          <table:table-cell table:formula="of:=[.N15]" office:value-type="float" office:value="20.6539" calcext:value-type="float">
            <text:p>20.6539</text:p>
          </table:table-cell>
          <table:table-cell table:formula="of:=[.B18]" office:value-type="float" office:value="3.41675" calcext:value-type="float">
            <text:p>3.41675</text:p>
          </table:table-cell>
          <table:table-cell table:formula="of:=[.C18]" office:value-type="float" office:value="2.16244" calcext:value-type="float">
            <text:p>2.16244</text:p>
          </table:table-cell>
          <table:table-cell table:formula="of:=[.D18]" office:value-type="float" office:value="1.52813" calcext:value-type="float">
            <text:p>1.52813</text:p>
          </table:table-cell>
          <table:table-cell table:formula="of:=[.E18]" office:value-type="float" office:value="2.58829" calcext:value-type="float">
            <text:p>2.58829</text:p>
          </table:table-cell>
          <table:table-cell table:formula="of:=[.F18]" office:value-type="float" office:value="28.2785" calcext:value-type="float">
            <text:p>28.2785</text:p>
          </table:table-cell>
          <table:table-cell table:formula="of:=[.G18]" office:value-type="float" office:value="0.884878" calcext:value-type="float">
            <text:p>0.884878</text:p>
          </table:table-cell>
          <table:table-cell table:formula="of:=[.H18]" office:value-type="float" office:value="38.8589" calcext:value-type="float">
            <text:p>38.8589</text:p>
          </table:table-cell>
          <table:table-cell table:formula="of:=[.I18]" office:value-type="float" office:value="8.79269" calcext:value-type="float">
            <text:p>8.79269</text:p>
          </table:table-cell>
          <table:table-cell table:formula="of:=[.J18]" office:value-type="float" office:value="5.56484" calcext:value-type="float">
            <text:p>5.56484</text:p>
          </table:table-cell>
          <table:table-cell table:formula="of:=[.K18]" office:value-type="float" office:value="3.93251" calcext:value-type="float">
            <text:p>3.93251</text:p>
          </table:table-cell>
          <table:table-cell table:formula="of:=[.L18]" office:value-type="float" office:value="6.66074" calcext:value-type="float">
            <text:p>6.66074</text:p>
          </table:table-cell>
          <table:table-cell table:formula="of:=[.M18]" office:value-type="float" office:value="72.7721" calcext:value-type="float">
            <text:p>72.7721</text:p>
          </table:table-cell>
          <table:table-cell table:formula="of:=[.N18]" office:value-type="float" office:value="2.27715" calcext:value-type="float">
            <text:p>2.27715</text:p>
          </table:table-cell>
          <table:table-cell table:formula="of:=[.B21]" office:value-type="float" office:value="2.9452" calcext:value-type="float">
            <text:p>2.9452</text:p>
          </table:table-cell>
          <table:table-cell table:formula="of:=[.C21]" office:value-type="float" office:value="2.29935" calcext:value-type="float">
            <text:p>2.29935</text:p>
          </table:table-cell>
          <table:table-cell table:formula="of:=[.D21]" office:value-type="float" office:value="1.52813" calcext:value-type="float">
            <text:p>1.52813</text:p>
          </table:table-cell>
          <table:table-cell table:formula="of:=[.E21]" office:value-type="float" office:value="2.50927" calcext:value-type="float">
            <text:p>2.50927</text:p>
          </table:table-cell>
          <table:table-cell table:formula="of:=[.F21]" office:value-type="float" office:value="17.925" calcext:value-type="float">
            <text:p>17.925</text:p>
          </table:table-cell>
          <table:table-cell table:formula="of:=[.G21]" office:value-type="float" office:value="2.6035" calcext:value-type="float">
            <text:p>2.6035</text:p>
          </table:table-cell>
          <table:table-cell table:formula="of:=[.H21]" office:value-type="float" office:value="29.8105" calcext:value-type="float">
            <text:p>29.8105</text:p>
          </table:table-cell>
          <table:table-cell table:formula="of:=[.I21]" office:value-type="float" office:value="9.87976" calcext:value-type="float">
            <text:p>9.87976</text:p>
          </table:table-cell>
          <table:table-cell table:formula="of:=[.J21]" office:value-type="float" office:value="7.71322" calcext:value-type="float">
            <text:p>7.71322</text:p>
          </table:table-cell>
          <table:table-cell table:formula="of:=[.K21]" office:value-type="float" office:value="5.12615" calcext:value-type="float">
            <text:p>5.12615</text:p>
          </table:table-cell>
          <table:table-cell table:formula="of:=[.L21]" office:value-type="float" office:value="8.4174" calcext:value-type="float">
            <text:p>8.4174</text:p>
          </table:table-cell>
          <table:table-cell table:formula="of:=[.M21]" office:value-type="float" office:value="60.13" calcext:value-type="float">
            <text:p>60.13</text:p>
          </table:table-cell>
          <table:table-cell table:formula="of:=[.N21]" office:value-type="float" office:value="8.73349" calcext:value-type="float">
            <text:p>8.73349</text:p>
          </table:table-cell>
          <table:table-cell table:formula="of:=[.B24]" office:value-type="float" office:value="1.72764" calcext:value-type="float">
            <text:p>1.72764</text:p>
          </table:table-cell>
          <table:table-cell table:formula="of:=[.C24]" office:value-type="float" office:value="2.77528" calcext:value-type="float">
            <text:p>2.77528</text:p>
          </table:table-cell>
          <table:table-cell table:formula="of:=[.D24]" office:value-type="float" office:value="1.7465" calcext:value-type="float">
            <text:p>1.7465</text:p>
          </table:table-cell>
          <table:table-cell table:formula="of:=[.E24]" office:value-type="float" office:value="1.98098" calcext:value-type="float">
            <text:p>1.98098</text:p>
          </table:table-cell>
          <table:table-cell table:formula="of:=[.F24]" office:value-type="float" office:value="11.8794" calcext:value-type="float">
            <text:p>11.8794</text:p>
          </table:table-cell>
          <table:table-cell table:formula="of:=[.G24]" office:value-type="float" office:value="3.28821" calcext:value-type="float">
            <text:p>3.28821</text:p>
          </table:table-cell>
          <table:table-cell table:formula="of:=[.H24]" office:value-type="float" office:value="23.398" calcext:value-type="float">
            <text:p>23.398</text:p>
          </table:table-cell>
          <table:table-cell table:formula="of:=[.I24]" office:value-type="float" office:value="7.3837" calcext:value-type="float">
            <text:p>7.3837</text:p>
          </table:table-cell>
          <table:table-cell table:formula="of:=[.J24]" office:value-type="float" office:value="11.8612" calcext:value-type="float">
            <text:p>11.8612</text:p>
          </table:table-cell>
          <table:table-cell table:formula="of:=[.K24]" office:value-type="float" office:value="7.46432" calcext:value-type="float">
            <text:p>7.46432</text:p>
          </table:table-cell>
          <table:table-cell table:formula="of:=[.L24]" office:value-type="float" office:value="8.46641" calcext:value-type="float">
            <text:p>8.46641</text:p>
          </table:table-cell>
          <table:table-cell table:formula="of:=[.M24]" office:value-type="float" office:value="50.771" calcext:value-type="float">
            <text:p>50.771</text:p>
          </table:table-cell>
          <table:table-cell table:formula="of:=[.N24]" office:value-type="float" office:value="14.0534" calcext:value-type="float">
            <text:p>14.0534</text:p>
          </table:table-cell>
          <table:table-cell table:number-columns-repeated="9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ubhub-15-1.tsp </text:p>
          </table:table-cell>
          <table:table-cell office:value-type="float" office:value="3.41675" calcext:value-type="float">
            <text:p>3.41675</text:p>
          </table:table-cell>
          <table:table-cell office:value-type="float" office:value="2.16244" calcext:value-type="float">
            <text:p>2.16244</text:p>
          </table:table-cell>
          <table:table-cell office:value-type="float" office:value="1.52813" calcext:value-type="float">
            <text:p>1.52813</text:p>
          </table:table-cell>
          <table:table-cell office:value-type="float" office:value="2.58829" calcext:value-type="float">
            <text:p>2.58829</text:p>
          </table:table-cell>
          <table:table-cell office:value-type="float" office:value="28.2785" calcext:value-type="float">
            <text:p>28.2785</text:p>
          </table:table-cell>
          <table:table-cell office:value-type="float" office:value="0.884878" calcext:value-type="float">
            <text:p>0.884878</text:p>
          </table:table-cell>
          <table:table-cell office:value-type="float" office:value="38.8589" calcext:value-type="float">
            <text:p>38.8589</text:p>
          </table:table-cell>
          <table:table-cell office:value-type="float" office:value="8.79269" calcext:value-type="float">
            <text:p>8.79269</text:p>
          </table:table-cell>
          <table:table-cell office:value-type="float" office:value="5.56484" calcext:value-type="float">
            <text:p>5.56484</text:p>
          </table:table-cell>
          <table:table-cell office:value-type="float" office:value="3.93251" calcext:value-type="float">
            <text:p>3.93251</text:p>
          </table:table-cell>
          <table:table-cell office:value-type="float" office:value="6.66074" calcext:value-type="float">
            <text:p>6.66074</text:p>
          </table:table-cell>
          <table:table-cell office:value-type="float" office:value="72.7721" calcext:value-type="float">
            <text:p>72.7721</text:p>
          </table:table-cell>
          <table:table-cell office:value-type="float" office:value="2.27715" calcext:value-type="float">
            <text:p>2.27715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ubhub-15-1.tsp </text:p>
          </table:table-cell>
          <table:table-cell office:value-type="float" office:value="2.9452" calcext:value-type="float">
            <text:p>2.9452</text:p>
          </table:table-cell>
          <table:table-cell office:value-type="float" office:value="2.29935" calcext:value-type="float">
            <text:p>2.29935</text:p>
          </table:table-cell>
          <table:table-cell office:value-type="float" office:value="1.52813" calcext:value-type="float">
            <text:p>1.52813</text:p>
          </table:table-cell>
          <table:table-cell office:value-type="float" office:value="2.50927" calcext:value-type="float">
            <text:p>2.50927</text:p>
          </table:table-cell>
          <table:table-cell office:value-type="float" office:value="17.925" calcext:value-type="float">
            <text:p>17.925</text:p>
          </table:table-cell>
          <table:table-cell office:value-type="float" office:value="2.6035" calcext:value-type="float">
            <text:p>2.6035</text:p>
          </table:table-cell>
          <table:table-cell office:value-type="float" office:value="29.8105" calcext:value-type="float">
            <text:p>29.8105</text:p>
          </table:table-cell>
          <table:table-cell office:value-type="float" office:value="9.87976" calcext:value-type="float">
            <text:p>9.87976</text:p>
          </table:table-cell>
          <table:table-cell office:value-type="float" office:value="7.71322" calcext:value-type="float">
            <text:p>7.71322</text:p>
          </table:table-cell>
          <table:table-cell office:value-type="float" office:value="5.12615" calcext:value-type="float">
            <text:p>5.12615</text:p>
          </table:table-cell>
          <table:table-cell office:value-type="float" office:value="8.4174" calcext:value-type="float">
            <text:p>8.4174</text:p>
          </table:table-cell>
          <table:table-cell office:value-type="float" office:value="60.13" calcext:value-type="float">
            <text:p>60.13</text:p>
          </table:table-cell>
          <table:table-cell office:value-type="float" office:value="8.73349" calcext:value-type="float">
            <text:p>8.73349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ubhub-15-1.tsp </text:p>
          </table:table-cell>
          <table:table-cell office:value-type="float" office:value="1.72764" calcext:value-type="float">
            <text:p>1.72764</text:p>
          </table:table-cell>
          <table:table-cell office:value-type="float" office:value="2.77528" calcext:value-type="float">
            <text:p>2.77528</text:p>
          </table:table-cell>
          <table:table-cell office:value-type="float" office:value="1.7465" calcext:value-type="float">
            <text:p>1.7465</text:p>
          </table:table-cell>
          <table:table-cell office:value-type="float" office:value="1.98098" calcext:value-type="float">
            <text:p>1.98098</text:p>
          </table:table-cell>
          <table:table-cell office:value-type="float" office:value="11.8794" calcext:value-type="float">
            <text:p>11.8794</text:p>
          </table:table-cell>
          <table:table-cell office:value-type="float" office:value="3.28821" calcext:value-type="float">
            <text:p>3.28821</text:p>
          </table:table-cell>
          <table:table-cell office:value-type="float" office:value="23.398" calcext:value-type="float">
            <text:p>23.398</text:p>
          </table:table-cell>
          <table:table-cell office:value-type="float" office:value="7.3837" calcext:value-type="float">
            <text:p>7.3837</text:p>
          </table:table-cell>
          <table:table-cell office:value-type="float" office:value="11.8612" calcext:value-type="float">
            <text:p>11.8612</text:p>
          </table:table-cell>
          <table:table-cell office:value-type="float" office:value="7.46432" calcext:value-type="float">
            <text:p>7.46432</text:p>
          </table:table-cell>
          <table:table-cell office:value-type="float" office:value="8.46641" calcext:value-type="float">
            <text:p>8.46641</text:p>
          </table:table-cell>
          <table:table-cell office:value-type="float" office:value="50.771" calcext:value-type="float">
            <text:p>50.771</text:p>
          </table:table-cell>
          <table:table-cell office:value-type="float" office:value="14.0534" calcext:value-type="float">
            <text:p>14.0534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ubhub-15-1.tsp </text:p>
          </table:table-cell>
          <table:table-cell office:value-type="float" office:value="5.41252" calcext:value-type="float">
            <text:p>5.41252</text:p>
          </table:table-cell>
          <table:table-cell office:value-type="float" office:value="0.573496" calcext:value-type="float">
            <text:p>0.573496</text:p>
          </table:table-cell>
          <table:table-cell office:value-type="float" office:value="0.244228" calcext:value-type="float">
            <text:p>0.244228</text:p>
          </table:table-cell>
          <table:table-cell office:value-type="float" office:value="3.72878" calcext:value-type="float">
            <text:p>3.72878</text:p>
          </table:table-cell>
          <table:table-cell office:value-type="float" office:value="15.1046" calcext:value-type="float">
            <text:p>15.1046</text:p>
          </table:table-cell>
          <table:table-cell office:value-type="float" office:value="6.81325" calcext:value-type="float">
            <text:p>6.81325</text:p>
          </table:table-cell>
          <table:table-cell office:value-type="float" office:value="31.8768" calcext:value-type="float">
            <text:p>31.8768</text:p>
          </table:table-cell>
          <table:table-cell office:value-type="float" office:value="16.9795" calcext:value-type="float">
            <text:p>16.9795</text:p>
          </table:table-cell>
          <table:table-cell office:value-type="float" office:value="1.7991" calcext:value-type="float">
            <text:p>1.7991</text:p>
          </table:table-cell>
          <table:table-cell office:value-type="float" office:value="0.76616" calcext:value-type="float">
            <text:p>0.76616</text:p>
          </table:table-cell>
          <table:table-cell office:value-type="float" office:value="11.6975" calcext:value-type="float">
            <text:p>11.6975</text:p>
          </table:table-cell>
          <table:table-cell office:value-type="float" office:value="47.3841" calcext:value-type="float">
            <text:p>47.3841</text:p>
          </table:table-cell>
          <table:table-cell office:value-type="float" office:value="21.3737" calcext:value-type="float">
            <text:p>21.3737</text:p>
          </table:table-cell>
          <table:table-cell table:number-columns-repeated="2"/>
          <table:table-cell table:formula="of:=[.B27]" office:value-type="float" office:value="5.41252" calcext:value-type="float">
            <text:p>5.41252</text:p>
          </table:table-cell>
          <table:table-cell table:formula="of:=[.C27]" office:value-type="float" office:value="0.573496" calcext:value-type="float">
            <text:p>0.573496</text:p>
          </table:table-cell>
          <table:table-cell table:formula="of:=[.D27]" office:value-type="float" office:value="0.244228" calcext:value-type="float">
            <text:p>0.244228</text:p>
          </table:table-cell>
          <table:table-cell table:formula="of:=[.E27]" office:value-type="float" office:value="3.72878" calcext:value-type="float">
            <text:p>3.72878</text:p>
          </table:table-cell>
          <table:table-cell table:formula="of:=[.F27]" office:value-type="float" office:value="15.1046" calcext:value-type="float">
            <text:p>15.1046</text:p>
          </table:table-cell>
          <table:table-cell table:formula="of:=[.G27]" office:value-type="float" office:value="6.81325" calcext:value-type="float">
            <text:p>6.81325</text:p>
          </table:table-cell>
          <table:table-cell table:formula="of:=[.H27]" office:value-type="float" office:value="31.8768" calcext:value-type="float">
            <text:p>31.8768</text:p>
          </table:table-cell>
          <table:table-cell table:formula="of:=[.I27]" office:value-type="float" office:value="16.9795" calcext:value-type="float">
            <text:p>16.9795</text:p>
          </table:table-cell>
          <table:table-cell table:formula="of:=[.J27]" office:value-type="float" office:value="1.7991" calcext:value-type="float">
            <text:p>1.7991</text:p>
          </table:table-cell>
          <table:table-cell table:formula="of:=[.K27]" office:value-type="float" office:value="0.76616" calcext:value-type="float">
            <text:p>0.76616</text:p>
          </table:table-cell>
          <table:table-cell table:formula="of:=[.L27]" office:value-type="float" office:value="11.6975" calcext:value-type="float">
            <text:p>11.6975</text:p>
          </table:table-cell>
          <table:table-cell table:formula="of:=[.M27]" office:value-type="float" office:value="47.3841" calcext:value-type="float">
            <text:p>47.3841</text:p>
          </table:table-cell>
          <table:table-cell table:formula="of:=[.N27]" office:value-type="float" office:value="21.3737" calcext:value-type="float">
            <text:p>21.3737</text:p>
          </table:table-cell>
          <table:table-cell table:formula="of:=[.B30]" office:value-type="float" office:value="4.37642" calcext:value-type="float">
            <text:p>4.37642</text:p>
          </table:table-cell>
          <table:table-cell table:formula="of:=[.C30]" office:value-type="float" office:value="1.57854" calcext:value-type="float">
            <text:p>1.57854</text:p>
          </table:table-cell>
          <table:table-cell table:formula="of:=[.D30]" office:value-type="float" office:value="0.568455" calcext:value-type="float">
            <text:p>0.568455</text:p>
          </table:table-cell>
          <table:table-cell table:formula="of:=[.E30]" office:value-type="float" office:value="3.20341" calcext:value-type="float">
            <text:p>3.20341</text:p>
          </table:table-cell>
          <table:table-cell table:formula="of:=[.F30]" office:value-type="float" office:value="22.6866" calcext:value-type="float">
            <text:p>22.6866</text:p>
          </table:table-cell>
          <table:table-cell table:formula="of:=[.G30]" office:value-type="float" office:value="0.884878" calcext:value-type="float">
            <text:p>0.884878</text:p>
          </table:table-cell>
          <table:table-cell table:formula="of:=[.H30]" office:value-type="float" office:value="33.2983" calcext:value-type="float">
            <text:p>33.2983</text:p>
          </table:table-cell>
          <table:table-cell table:formula="of:=[.I30]" office:value-type="float" office:value="13.1431" calcext:value-type="float">
            <text:p>13.1431</text:p>
          </table:table-cell>
          <table:table-cell table:formula="of:=[.J30]" office:value-type="float" office:value="4.74059" calcext:value-type="float">
            <text:p>4.74059</text:p>
          </table:table-cell>
          <table:table-cell table:formula="of:=[.K30]" office:value-type="float" office:value="1.70716" calcext:value-type="float">
            <text:p>1.70716</text:p>
          </table:table-cell>
          <table:table-cell table:formula="of:=[.L30]" office:value-type="float" office:value="9.62036" calcext:value-type="float">
            <text:p>9.62036</text:p>
          </table:table-cell>
          <table:table-cell table:formula="of:=[.M30]" office:value-type="float" office:value="68.1314" calcext:value-type="float">
            <text:p>68.1314</text:p>
          </table:table-cell>
          <table:table-cell table:formula="of:=[.N30]" office:value-type="float" office:value="2.65743" calcext:value-type="float">
            <text:p>2.65743</text:p>
          </table:table-cell>
          <table:table-cell table:formula="of:=[.B33]" office:value-type="float" office:value="2.9452" calcext:value-type="float">
            <text:p>2.9452</text:p>
          </table:table-cell>
          <table:table-cell table:formula="of:=[.C33]" office:value-type="float" office:value="2.77057" calcext:value-type="float">
            <text:p>2.77057</text:p>
          </table:table-cell>
          <table:table-cell table:formula="of:=[.D33]" office:value-type="float" office:value="1.52813" calcext:value-type="float">
            <text:p>1.52813</text:p>
          </table:table-cell>
          <table:table-cell table:formula="of:=[.E33]" office:value-type="float" office:value="1.9" calcext:value-type="float">
            <text:p>1.9</text:p>
          </table:table-cell>
          <table:table-cell table:formula="of:=[.F33]" office:value-type="float" office:value="17.925" calcext:value-type="float">
            <text:p>17.925</text:p>
          </table:table-cell>
          <table:table-cell table:formula="of:=[.G33]" office:value-type="float" office:value="2.57228" calcext:value-type="float">
            <text:p>2.57228</text:p>
          </table:table-cell>
          <table:table-cell table:formula="of:=[.H33]" office:value-type="float" office:value="29.6412" calcext:value-type="float">
            <text:p>29.6412</text:p>
          </table:table-cell>
          <table:table-cell table:formula="of:=[.I33]" office:value-type="float" office:value="9.93617" calcext:value-type="float">
            <text:p>9.93617</text:p>
          </table:table-cell>
          <table:table-cell table:formula="of:=[.J33]" office:value-type="float" office:value="9.34701" calcext:value-type="float">
            <text:p>9.34701</text:p>
          </table:table-cell>
          <table:table-cell table:formula="of:=[.K33]" office:value-type="float" office:value="5.15542" calcext:value-type="float">
            <text:p>5.15542</text:p>
          </table:table-cell>
          <table:table-cell table:formula="of:=[.L33]" office:value-type="float" office:value="6.40999" calcext:value-type="float">
            <text:p>6.40999</text:p>
          </table:table-cell>
          <table:table-cell table:formula="of:=[.M33]" office:value-type="float" office:value="60.4734" calcext:value-type="float">
            <text:p>60.4734</text:p>
          </table:table-cell>
          <table:table-cell table:formula="of:=[.N33]" office:value-type="float" office:value="8.67804" calcext:value-type="float">
            <text:p>8.67804</text:p>
          </table:table-cell>
          <table:table-cell table:formula="of:=[.B36]" office:value-type="float" office:value="2.15528" calcext:value-type="float">
            <text:p>2.15528</text:p>
          </table:table-cell>
          <table:table-cell table:formula="of:=[.C36]" office:value-type="float" office:value="3.18195" calcext:value-type="float">
            <text:p>3.18195</text:p>
          </table:table-cell>
          <table:table-cell table:formula="of:=[.D36]" office:value-type="float" office:value="1.31886" calcext:value-type="float">
            <text:p>1.31886</text:p>
          </table:table-cell>
          <table:table-cell table:formula="of:=[.E36]" office:value-type="float" office:value="1.7322" calcext:value-type="float">
            <text:p>1.7322</text:p>
          </table:table-cell>
          <table:table-cell table:formula="of:=[.F36]" office:value-type="float" office:value="10.7155" calcext:value-type="float">
            <text:p>10.7155</text:p>
          </table:table-cell>
          <table:table-cell table:formula="of:=[.G36]" office:value-type="float" office:value="2.89317" calcext:value-type="float">
            <text:p>2.89317</text:p>
          </table:table-cell>
          <table:table-cell table:formula="of:=[.H36]" office:value-type="float" office:value="21.997" calcext:value-type="float">
            <text:p>21.997</text:p>
          </table:table-cell>
          <table:table-cell table:formula="of:=[.I36]" office:value-type="float" office:value="9.79809" calcext:value-type="float">
            <text:p>9.79809</text:p>
          </table:table-cell>
          <table:table-cell table:formula="of:=[.J36]" office:value-type="float" office:value="14.4654" calcext:value-type="float">
            <text:p>14.4654</text:p>
          </table:table-cell>
          <table:table-cell table:formula="of:=[.K36]" office:value-type="float" office:value="5.99565" calcext:value-type="float">
            <text:p>5.99565</text:p>
          </table:table-cell>
          <table:table-cell table:formula="of:=[.L36]" office:value-type="float" office:value="7.87469" calcext:value-type="float">
            <text:p>7.87469</text:p>
          </table:table-cell>
          <table:table-cell table:formula="of:=[.M36]" office:value-type="float" office:value="48.7136" calcext:value-type="float">
            <text:p>48.7136</text:p>
          </table:table-cell>
          <table:table-cell table:formula="of:=[.N36]" office:value-type="float" office:value="13.1526" calcext:value-type="float">
            <text:p>13.1526</text:p>
          </table:table-cell>
          <table:table-cell table:number-columns-repeated="9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ubhub-15-1.tsp </text:p>
          </table:table-cell>
          <table:table-cell office:value-type="float" office:value="4.37642" calcext:value-type="float">
            <text:p>4.37642</text:p>
          </table:table-cell>
          <table:table-cell office:value-type="float" office:value="1.57854" calcext:value-type="float">
            <text:p>1.57854</text:p>
          </table:table-cell>
          <table:table-cell office:value-type="float" office:value="0.568455" calcext:value-type="float">
            <text:p>0.568455</text:p>
          </table:table-cell>
          <table:table-cell office:value-type="float" office:value="3.20341" calcext:value-type="float">
            <text:p>3.20341</text:p>
          </table:table-cell>
          <table:table-cell office:value-type="float" office:value="22.6866" calcext:value-type="float">
            <text:p>22.6866</text:p>
          </table:table-cell>
          <table:table-cell office:value-type="float" office:value="0.884878" calcext:value-type="float">
            <text:p>0.884878</text:p>
          </table:table-cell>
          <table:table-cell office:value-type="float" office:value="33.2983" calcext:value-type="float">
            <text:p>33.2983</text:p>
          </table:table-cell>
          <table:table-cell office:value-type="float" office:value="13.1431" calcext:value-type="float">
            <text:p>13.1431</text:p>
          </table:table-cell>
          <table:table-cell office:value-type="float" office:value="4.74059" calcext:value-type="float">
            <text:p>4.74059</text:p>
          </table:table-cell>
          <table:table-cell office:value-type="float" office:value="1.70716" calcext:value-type="float">
            <text:p>1.70716</text:p>
          </table:table-cell>
          <table:table-cell office:value-type="float" office:value="9.62036" calcext:value-type="float">
            <text:p>9.62036</text:p>
          </table:table-cell>
          <table:table-cell office:value-type="float" office:value="68.1314" calcext:value-type="float">
            <text:p>68.1314</text:p>
          </table:table-cell>
          <table:table-cell office:value-type="float" office:value="2.65743" calcext:value-type="float">
            <text:p>2.65743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ubhub-15-1.tsp </text:p>
          </table:table-cell>
          <table:table-cell office:value-type="float" office:value="2.9452" calcext:value-type="float">
            <text:p>2.9452</text:p>
          </table:table-cell>
          <table:table-cell office:value-type="float" office:value="2.77057" calcext:value-type="float">
            <text:p>2.77057</text:p>
          </table:table-cell>
          <table:table-cell office:value-type="float" office:value="1.52813" calcext:value-type="float">
            <text:p>1.52813</text:p>
          </table:table-cell>
          <table:table-cell office:value-type="float" office:value="1.9" calcext:value-type="float">
            <text:p>1.9</text:p>
          </table:table-cell>
          <table:table-cell office:value-type="float" office:value="17.925" calcext:value-type="float">
            <text:p>17.925</text:p>
          </table:table-cell>
          <table:table-cell office:value-type="float" office:value="2.57228" calcext:value-type="float">
            <text:p>2.57228</text:p>
          </table:table-cell>
          <table:table-cell office:value-type="float" office:value="29.6412" calcext:value-type="float">
            <text:p>29.6412</text:p>
          </table:table-cell>
          <table:table-cell office:value-type="float" office:value="9.93617" calcext:value-type="float">
            <text:p>9.93617</text:p>
          </table:table-cell>
          <table:table-cell office:value-type="float" office:value="9.34701" calcext:value-type="float">
            <text:p>9.34701</text:p>
          </table:table-cell>
          <table:table-cell office:value-type="float" office:value="5.15542" calcext:value-type="float">
            <text:p>5.15542</text:p>
          </table:table-cell>
          <table:table-cell office:value-type="float" office:value="6.40999" calcext:value-type="float">
            <text:p>6.40999</text:p>
          </table:table-cell>
          <table:table-cell office:value-type="float" office:value="60.4734" calcext:value-type="float">
            <text:p>60.4734</text:p>
          </table:table-cell>
          <table:table-cell office:value-type="float" office:value="8.67804" calcext:value-type="float">
            <text:p>8.67804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ubhub-15-1.tsp </text:p>
          </table:table-cell>
          <table:table-cell office:value-type="float" office:value="2.15528" calcext:value-type="float">
            <text:p>2.15528</text:p>
          </table:table-cell>
          <table:table-cell office:value-type="float" office:value="3.18195" calcext:value-type="float">
            <text:p>3.18195</text:p>
          </table:table-cell>
          <table:table-cell office:value-type="float" office:value="1.31886" calcext:value-type="float">
            <text:p>1.31886</text:p>
          </table:table-cell>
          <table:table-cell office:value-type="float" office:value="1.7322" calcext:value-type="float">
            <text:p>1.7322</text:p>
          </table:table-cell>
          <table:table-cell office:value-type="float" office:value="10.7155" calcext:value-type="float">
            <text:p>10.7155</text:p>
          </table:table-cell>
          <table:table-cell office:value-type="float" office:value="2.89317" calcext:value-type="float">
            <text:p>2.89317</text:p>
          </table:table-cell>
          <table:table-cell office:value-type="float" office:value="21.997" calcext:value-type="float">
            <text:p>21.997</text:p>
          </table:table-cell>
          <table:table-cell office:value-type="float" office:value="9.79809" calcext:value-type="float">
            <text:p>9.79809</text:p>
          </table:table-cell>
          <table:table-cell office:value-type="float" office:value="14.4654" calcext:value-type="float">
            <text:p>14.4654</text:p>
          </table:table-cell>
          <table:table-cell office:value-type="float" office:value="5.99565" calcext:value-type="float">
            <text:p>5.99565</text:p>
          </table:table-cell>
          <table:table-cell office:value-type="float" office:value="7.87469" calcext:value-type="float">
            <text:p>7.87469</text:p>
          </table:table-cell>
          <table:table-cell office:value-type="float" office:value="48.7136" calcext:value-type="float">
            <text:p>48.7136</text:p>
          </table:table-cell>
          <table:table-cell office:value-type="float" office:value="13.1526" calcext:value-type="float">
            <text:p>13.1526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ubhub-15-1.tsp </text:p>
          </table:table-cell>
          <table:table-cell office:value-type="float" office:value="5.41252" calcext:value-type="float">
            <text:p>5.41252</text:p>
          </table:table-cell>
          <table:table-cell office:value-type="float" office:value="0.573496" calcext:value-type="float">
            <text:p>0.573496</text:p>
          </table:table-cell>
          <table:table-cell office:value-type="float" office:value="0.244228" calcext:value-type="float">
            <text:p>0.244228</text:p>
          </table:table-cell>
          <table:table-cell office:value-type="float" office:value="3.72878" calcext:value-type="float">
            <text:p>3.72878</text:p>
          </table:table-cell>
          <table:table-cell office:value-type="float" office:value="15.2907" calcext:value-type="float">
            <text:p>15.2907</text:p>
          </table:table-cell>
          <table:table-cell office:value-type="float" office:value="6.46927" calcext:value-type="float">
            <text:p>6.46927</text:p>
          </table:table-cell>
          <table:table-cell office:value-type="float" office:value="31.7189" calcext:value-type="float">
            <text:p>31.7189</text:p>
          </table:table-cell>
          <table:table-cell office:value-type="float" office:value="17.064" calcext:value-type="float">
            <text:p>17.064</text:p>
          </table:table-cell>
          <table:table-cell office:value-type="float" office:value="1.80805" calcext:value-type="float">
            <text:p>1.80805</text:p>
          </table:table-cell>
          <table:table-cell office:value-type="float" office:value="0.769974" calcext:value-type="float">
            <text:p>0.769974</text:p>
          </table:table-cell>
          <table:table-cell office:value-type="float" office:value="11.7557" calcext:value-type="float">
            <text:p>11.7557</text:p>
          </table:table-cell>
          <table:table-cell office:value-type="float" office:value="48.2067" calcext:value-type="float">
            <text:p>48.2067</text:p>
          </table:table-cell>
          <table:table-cell office:value-type="float" office:value="20.3956" calcext:value-type="float">
            <text:p>20.3956</text:p>
          </table:table-cell>
          <table:table-cell table:number-columns-repeated="2"/>
          <table:table-cell table:formula="of:=[.B39]" office:value-type="float" office:value="5.41252" calcext:value-type="float">
            <text:p>5.41252</text:p>
          </table:table-cell>
          <table:table-cell table:formula="of:=[.C39]" office:value-type="float" office:value="0.573496" calcext:value-type="float">
            <text:p>0.573496</text:p>
          </table:table-cell>
          <table:table-cell table:formula="of:=[.D39]" office:value-type="float" office:value="0.244228" calcext:value-type="float">
            <text:p>0.244228</text:p>
          </table:table-cell>
          <table:table-cell table:formula="of:=[.E39]" office:value-type="float" office:value="3.72878" calcext:value-type="float">
            <text:p>3.72878</text:p>
          </table:table-cell>
          <table:table-cell table:formula="of:=[.F39]" office:value-type="float" office:value="15.2907" calcext:value-type="float">
            <text:p>15.2907</text:p>
          </table:table-cell>
          <table:table-cell table:formula="of:=[.G39]" office:value-type="float" office:value="6.46927" calcext:value-type="float">
            <text:p>6.46927</text:p>
          </table:table-cell>
          <table:table-cell table:formula="of:=[.H39]" office:value-type="float" office:value="31.7189" calcext:value-type="float">
            <text:p>31.7189</text:p>
          </table:table-cell>
          <table:table-cell table:formula="of:=[.I39]" office:value-type="float" office:value="17.064" calcext:value-type="float">
            <text:p>17.064</text:p>
          </table:table-cell>
          <table:table-cell table:formula="of:=[.J39]" office:value-type="float" office:value="1.80805" calcext:value-type="float">
            <text:p>1.80805</text:p>
          </table:table-cell>
          <table:table-cell table:formula="of:=[.K39]" office:value-type="float" office:value="0.769974" calcext:value-type="float">
            <text:p>0.769974</text:p>
          </table:table-cell>
          <table:table-cell table:formula="of:=[.L39]" office:value-type="float" office:value="11.7557" calcext:value-type="float">
            <text:p>11.7557</text:p>
          </table:table-cell>
          <table:table-cell table:formula="of:=[.M39]" office:value-type="float" office:value="48.2067" calcext:value-type="float">
            <text:p>48.2067</text:p>
          </table:table-cell>
          <table:table-cell table:formula="of:=[.N39]" office:value-type="float" office:value="20.3956" calcext:value-type="float">
            <text:p>20.3956</text:p>
          </table:table-cell>
          <table:table-cell table:formula="of:=[.B42]" office:value-type="float" office:value="3.41675" calcext:value-type="float">
            <text:p>3.41675</text:p>
          </table:table-cell>
          <table:table-cell table:formula="of:=[.C42]" office:value-type="float" office:value="2.2839" calcext:value-type="float">
            <text:p>2.2839</text:p>
          </table:table-cell>
          <table:table-cell table:formula="of:=[.D42]" office:value-type="float" office:value="1.52813" calcext:value-type="float">
            <text:p>1.52813</text:p>
          </table:table-cell>
          <table:table-cell table:formula="of:=[.E42]" office:value-type="float" office:value="2.44146" calcext:value-type="float">
            <text:p>2.44146</text:p>
          </table:table-cell>
          <table:table-cell table:formula="of:=[.F42]" office:value-type="float" office:value="28.2785" calcext:value-type="float">
            <text:p>28.2785</text:p>
          </table:table-cell>
          <table:table-cell table:formula="of:=[.G42]" office:value-type="float" office:value="0.884878" calcext:value-type="float">
            <text:p>0.884878</text:p>
          </table:table-cell>
          <table:table-cell table:formula="of:=[.H42]" office:value-type="float" office:value="38.8336" calcext:value-type="float">
            <text:p>38.8336</text:p>
          </table:table-cell>
          <table:table-cell table:formula="of:=[.I42]" office:value-type="float" office:value="8.79844" calcext:value-type="float">
            <text:p>8.79844</text:p>
          </table:table-cell>
          <table:table-cell table:formula="of:=[.J42]" office:value-type="float" office:value="5.88126" calcext:value-type="float">
            <text:p>5.88126</text:p>
          </table:table-cell>
          <table:table-cell table:formula="of:=[.K42]" office:value-type="float" office:value="3.93507" calcext:value-type="float">
            <text:p>3.93507</text:p>
          </table:table-cell>
          <table:table-cell table:formula="of:=[.L42]" office:value-type="float" office:value="6.28699" calcext:value-type="float">
            <text:p>6.28699</text:p>
          </table:table-cell>
          <table:table-cell table:formula="of:=[.M42]" office:value-type="float" office:value="72.8196" calcext:value-type="float">
            <text:p>72.8196</text:p>
          </table:table-cell>
          <table:table-cell table:formula="of:=[.N42]" office:value-type="float" office:value="2.27864" calcext:value-type="float">
            <text:p>2.27864</text:p>
          </table:table-cell>
          <table:table-cell table:formula="of:=[.B45]" office:value-type="float" office:value="2.9452" calcext:value-type="float">
            <text:p>2.9452</text:p>
          </table:table-cell>
          <table:table-cell table:formula="of:=[.C45]" office:value-type="float" office:value="2.68618" calcext:value-type="float">
            <text:p>2.68618</text:p>
          </table:table-cell>
          <table:table-cell table:formula="of:=[.D45]" office:value-type="float" office:value="1.52813" calcext:value-type="float">
            <text:p>1.52813</text:p>
          </table:table-cell>
          <table:table-cell table:formula="of:=[.E45]" office:value-type="float" office:value="1.9" calcext:value-type="float">
            <text:p>1.9</text:p>
          </table:table-cell>
          <table:table-cell table:formula="of:=[.F45]" office:value-type="float" office:value="19.8928" calcext:value-type="float">
            <text:p>19.8928</text:p>
          </table:table-cell>
          <table:table-cell table:formula="of:=[.G45]" office:value-type="float" office:value="0.661057" calcext:value-type="float">
            <text:p>0.661057</text:p>
          </table:table-cell>
          <table:table-cell table:formula="of:=[.H45]" office:value-type="float" office:value="29.6134" calcext:value-type="float">
            <text:p>29.6134</text:p>
          </table:table-cell>
          <table:table-cell table:formula="of:=[.I45]" office:value-type="float" office:value="9.9455" calcext:value-type="float">
            <text:p>9.9455</text:p>
          </table:table-cell>
          <table:table-cell table:formula="of:=[.J45]" office:value-type="float" office:value="9.07082" calcext:value-type="float">
            <text:p>9.07082</text:p>
          </table:table-cell>
          <table:table-cell table:formula="of:=[.K45]" office:value-type="float" office:value="5.16026" calcext:value-type="float">
            <text:p>5.16026</text:p>
          </table:table-cell>
          <table:table-cell table:formula="of:=[.L45]" office:value-type="float" office:value="6.41601" calcext:value-type="float">
            <text:p>6.41601</text:p>
          </table:table-cell>
          <table:table-cell table:formula="of:=[.M45]" office:value-type="float" office:value="67.1751" calcext:value-type="float">
            <text:p>67.1751</text:p>
          </table:table-cell>
          <table:table-cell table:formula="of:=[.N45]" office:value-type="float" office:value="2.23229" calcext:value-type="float">
            <text:p>2.23229</text:p>
          </table:table-cell>
          <table:table-cell table:formula="of:=[.B48]" office:value-type="float" office:value="0" calcext:value-type="float">
            <text:p>0</text:p>
          </table:table-cell>
          <table:table-cell table:formula="of:=[.C48]" office:value-type="float" office:value="0" calcext:value-type="float">
            <text:p>0</text:p>
          </table:table-cell>
          <table:table-cell table:formula="of:=[.D48]" office:value-type="float" office:value="0" calcext:value-type="float">
            <text:p>0</text:p>
          </table:table-cell>
          <table:table-cell table:formula="of:=[.E48]" office:value-type="float" office:value="0" calcext:value-type="float">
            <text:p>0</text:p>
          </table:table-cell>
          <table:table-cell table:formula="of:=[.F48]" office:value-type="float" office:value="0" calcext:value-type="float">
            <text:p>0</text:p>
          </table:table-cell>
          <table:table-cell table:formula="of:=[.G48]" office:value-type="float" office:value="0" calcext:value-type="float">
            <text:p>0</text:p>
          </table:table-cell>
          <table:table-cell table:formula="of:=[.H48]" office:value-type="float" office:value="0" calcext:value-type="float">
            <text:p>0</text:p>
          </table:table-cell>
          <table:table-cell table:formula="of:=[.I48]" office:value-type="float" office:value="0" calcext:value-type="float">
            <text:p>0</text:p>
          </table:table-cell>
          <table:table-cell table:formula="of:=[.J48]" office:value-type="float" office:value="0" calcext:value-type="float">
            <text:p>0</text:p>
          </table:table-cell>
          <table:table-cell table:formula="of:=[.K48]" office:value-type="float" office:value="0" calcext:value-type="float">
            <text:p>0</text:p>
          </table:table-cell>
          <table:table-cell table:formula="of:=[.L48]" office:value-type="float" office:value="0" calcext:value-type="float">
            <text:p>0</text:p>
          </table:table-cell>
          <table:table-cell table:formula="of:=[.M48]" office:value-type="float" office:value="0" calcext:value-type="float">
            <text:p>0</text:p>
          </table:table-cell>
          <table:table-cell table:formula="of:=[.N48]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ubhub-15-1.tsp </text:p>
          </table:table-cell>
          <table:table-cell office:value-type="float" office:value="3.41675" calcext:value-type="float">
            <text:p>3.41675</text:p>
          </table:table-cell>
          <table:table-cell office:value-type="float" office:value="2.2839" calcext:value-type="float">
            <text:p>2.2839</text:p>
          </table:table-cell>
          <table:table-cell office:value-type="float" office:value="1.52813" calcext:value-type="float">
            <text:p>1.52813</text:p>
          </table:table-cell>
          <table:table-cell office:value-type="float" office:value="2.44146" calcext:value-type="float">
            <text:p>2.44146</text:p>
          </table:table-cell>
          <table:table-cell office:value-type="float" office:value="28.2785" calcext:value-type="float">
            <text:p>28.2785</text:p>
          </table:table-cell>
          <table:table-cell office:value-type="float" office:value="0.884878" calcext:value-type="float">
            <text:p>0.884878</text:p>
          </table:table-cell>
          <table:table-cell office:value-type="float" office:value="38.8336" calcext:value-type="float">
            <text:p>38.8336</text:p>
          </table:table-cell>
          <table:table-cell office:value-type="float" office:value="8.79844" calcext:value-type="float">
            <text:p>8.79844</text:p>
          </table:table-cell>
          <table:table-cell office:value-type="float" office:value="5.88126" calcext:value-type="float">
            <text:p>5.88126</text:p>
          </table:table-cell>
          <table:table-cell office:value-type="float" office:value="3.93507" calcext:value-type="float">
            <text:p>3.93507</text:p>
          </table:table-cell>
          <table:table-cell office:value-type="float" office:value="6.28699" calcext:value-type="float">
            <text:p>6.28699</text:p>
          </table:table-cell>
          <table:table-cell office:value-type="float" office:value="72.8196" calcext:value-type="float">
            <text:p>72.8196</text:p>
          </table:table-cell>
          <table:table-cell office:value-type="float" office:value="2.27864" calcext:value-type="float">
            <text:p>2.27864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ubhub-15-1.tsp </text:p>
          </table:table-cell>
          <table:table-cell office:value-type="float" office:value="2.9452" calcext:value-type="float">
            <text:p>2.9452</text:p>
          </table:table-cell>
          <table:table-cell office:value-type="float" office:value="2.68618" calcext:value-type="float">
            <text:p>2.68618</text:p>
          </table:table-cell>
          <table:table-cell office:value-type="float" office:value="1.52813" calcext:value-type="float">
            <text:p>1.52813</text:p>
          </table:table-cell>
          <table:table-cell office:value-type="float" office:value="1.9" calcext:value-type="float">
            <text:p>1.9</text:p>
          </table:table-cell>
          <table:table-cell office:value-type="float" office:value="19.8928" calcext:value-type="float">
            <text:p>19.8928</text:p>
          </table:table-cell>
          <table:table-cell office:value-type="float" office:value="0.661057" calcext:value-type="float">
            <text:p>0.661057</text:p>
          </table:table-cell>
          <table:table-cell office:value-type="float" office:value="29.6134" calcext:value-type="float">
            <text:p>29.6134</text:p>
          </table:table-cell>
          <table:table-cell office:value-type="float" office:value="9.9455" calcext:value-type="float">
            <text:p>9.9455</text:p>
          </table:table-cell>
          <table:table-cell office:value-type="float" office:value="9.07082" calcext:value-type="float">
            <text:p>9.07082</text:p>
          </table:table-cell>
          <table:table-cell office:value-type="float" office:value="5.16026" calcext:value-type="float">
            <text:p>5.16026</text:p>
          </table:table-cell>
          <table:table-cell office:value-type="float" office:value="6.41601" calcext:value-type="float">
            <text:p>6.41601</text:p>
          </table:table-cell>
          <table:table-cell office:value-type="float" office:value="67.1751" calcext:value-type="float">
            <text:p>67.1751</text:p>
          </table:table-cell>
          <table:table-cell office:value-type="float" office:value="2.23229" calcext:value-type="float">
            <text:p>2.23229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3">
          <table:table-cell table:number-columns-repeated="16"/>
          <table:table-cell table:style-name="Default" table:number-columns-repeated="13"/>
          <table:table-cell table:number-columns-repeated="995"/>
        </table:table-row>
        <table:table-row table:style-name="ro1">
          <table:table-cell table:number-columns-repeated="16"/>
          <table:table-cell table:style-name="Default" table:number-columns-repeated="13"/>
          <table:table-cell table:number-columns-repeated="995"/>
        </table:table-row>
      </table:table>
      <table:table table:name="D" table:style-name="ta1">
        <table:table-column table:style-name="co1" table:default-cell-style-name="Default"/>
        <table:table-row table:style-name="ro1">
          <table:table-cell/>
        </table:table-row>
      </table:table>
      <table:table table:name="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21:04:12.860780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5:20:26.153213201</meta:creation-date>
    <meta:generator>LibreOffice/6.4.6.2$Linux_X86_64 LibreOffice_project/40$Build-2</meta:generator>
    <dc:date>2020-12-16T21:11:40.984320436</dc:date>
    <meta:editing-duration>PT7M28S</meta:editing-duration>
    <meta:editing-cycles>1</meta:editing-cycles>
    <meta:document-statistic meta:table-count="3" meta:cell-count="710" meta:object-count="0"/>
  </office:meta>
</office:document-meta>
</file>